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ＭＳ 明朝1" svg:font-family="'ＭＳ 明朝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1d32f9" style:font-name-asian="ＭＳ 明朝1" style:font-size-asian="20pt" style:language-asian="ja" style:country-asian="JP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1d32f9" style:font-name-asian="ＭＳ 明朝" style:font-size-asian="20pt" style:language-asian="ja" style:country-asian="JP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1d32f9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5bf9c5" officeooo:paragraph-rsid="001d32f9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officeooo:paragraph-rsid="001d32f9" style:language-asian="ja" style:country-asian="JP"/>
    </style:style>
    <style:style style:name="P6" style:family="paragraph" style:parent-style-name="Standard">
      <style:text-properties fo:font-size="12pt" officeooo:paragraph-rsid="001d32f9" style:font-size-asian="12pt" style:language-asian="ja" style:country-asian="JP" style:font-size-complex="12pt"/>
    </style:style>
    <style:style style:name="P7" style:family="paragraph" style:parent-style-name="Standard">
      <style:paragraph-properties fo:line-height="100%" fo:text-align="end" style:justify-single-word="false"/>
      <style:text-properties officeooo:paragraph-rsid="001d32f9"/>
    </style:style>
    <style:style style:name="P8" style:family="paragraph">
      <style:paragraph-properties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20pt" officeooo:paragraph-rsid="001d32f9" style:font-name-asian="ＭＳ 明朝1" style:font-size-asian="20pt" style:language-asian="ja" style:country-asian="JP" style:font-size-complex="20pt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>
      <style:text-properties fo:font-size="12pt" style:font-name-asian="ＭＳ Ｐゴシック" style:font-size-asian="12pt" style:font-size-complex="12pt"/>
    </style:style>
    <style:style style:name="P14" style:family="paragraph">
      <style:text-properties style:font-name="F" fo:font-size="12pt"/>
    </style:style>
    <style:style style:name="P15" style:family="paragraph">
      <style:paragraph-properties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6" style:family="paragraph">
      <style:text-properties style:font-name="ＭＳ Ｐゴシック" fo:font-size="15pt" style:font-name-asian="ＭＳ Ｐゴシック" style:font-size-asian="15pt" style:font-size-complex="15pt"/>
    </style:style>
    <style:style style:name="P17" style:family="paragraph">
      <style:text-properties style:font-name="ＭＳ Ｐゴシック" fo:font-size="12pt" style:font-name-asian="ＭＳ Ｐゴシック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ＭＳ Ｐゴシック" fo:font-size="16pt" style:font-size-asian="16pt" style:font-size-complex="16pt"/>
    </style:style>
    <style:style style:name="P20" style:family="paragraph">
      <style:text-properties style:font-name="ＭＳ Ｐゴシック" fo:font-size="14pt" style:font-size-asian="14pt" style:font-size-complex="14pt"/>
    </style:style>
    <style:style style:name="P21" style:family="paragraph">
      <style:text-properties style:font-name="ＭＳ Ｐゴシック" fo:font-size="16pt" style:font-size-asian="16pt" style:font-size-complex="16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center"/>
      <style:text-properties style:font-name="ＭＳ Ｐゴシック" fo:font-size="12pt" style:font-name-asian="ＭＳ Ｐゴシック" style:font-size-asian="12pt" style:font-size-complex="12pt"/>
    </style:style>
    <style:style style:name="P26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メイリオ" fo:font-size="12pt" fo:font-style="normal" fo:font-weight="normal" officeooo:rsid="000f9db4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name-asian="ＭＳ Ｐゴシック" style:font-size-asian="12pt" style:font-size-complex="12pt"/>
    </style:style>
    <style:style style:name="T3" style:family="text">
      <style:text-properties style:font-name="ＭＳ Ｐゴシック" fo:font-size="15pt" style:font-name-asian="ＭＳ Ｐゴシック" style:font-size-asian="15pt" style:font-size-complex="15pt"/>
    </style:style>
    <style:style style:name="T4" style:family="text">
      <style:text-properties style:font-name="ＭＳ Ｐゴシック" fo:font-size="15pt" style:font-name-asian="ＭＳ Ｐゴシック" style:font-size-asian="15pt" style:font-name-complex="Monaco" style:font-size-complex="15pt"/>
    </style:style>
    <style:style style:name="T5" style:family="text">
      <style:text-properties style:font-name="ＭＳ Ｐゴシック" fo:font-size="12pt" style:font-name-asian="ＭＳ Ｐゴシック" style:font-size-asian="12pt" style:font-name-complex="Monaco" style:font-size-complex="12pt"/>
    </style:style>
    <style:style style:name="T6" style:family="text">
      <style:text-properties style:font-name="ＭＳ Ｐゴシック" fo:font-size="12pt" style:font-name-asian="ＭＳ Ｐゴシック" style:font-size-asian="12pt" style:font-size-complex="12pt"/>
    </style:style>
    <style:style style:name="T7" style:family="text">
      <style:text-properties fo:color="#000000" style:font-name="Monaco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8" style:family="text">
      <style:text-properties fo:color="#000000" style:font-name="Monaco" fo:font-size="12pt" style:text-underline-style="solid" style:text-underline-width="auto" style:text-underline-color="font-color" style:font-name-asian="Monaco" style:font-size-asian="12pt" style:font-name-complex="Monaco" style:font-size-complex="12pt"/>
    </style:style>
    <style:style style:name="T9" style:family="text">
      <style:text-properties style:font-name="ＭＳ Ｐゴシック" fo:font-size="16pt" style:font-size-asian="16pt" style:font-size-complex="16pt"/>
    </style:style>
    <style:style style:name="T10" style:family="text">
      <style:text-properties style:font-name="ＭＳ Ｐゴシック" fo:font-size="14pt" style:font-size-asian="14pt" style:font-size-complex="1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34.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40.41pt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20.99pt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80.06pt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39.1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8" style:family="graphic">
      <style:graphic-properties svg:stroke-width="2.01pt" svg:stroke-color="#000000" draw:marker-start-width="13.01pt" draw:marker-end-width="13.01pt" draw:textarea-horizontal-align="center" draw:textarea-vertical-align="middle" fo:padding-top="0.99pt" fo:padding-bottom="0.99pt" fo:padding-left="0.99pt" fo:padding-right="0.99pt" style:run-through="foreground"/>
    </style:style>
    <style:style style:name="gr9" style:family="graphic">
      <style:graphic-properties svg:stroke-width="2.49pt" svg:stroke-color="#000000" draw:marker-start-width="13.75pt" draw:marker-end-width="13.75pt" draw:fill="hatch" draw:fill-hatch-name="薄グレーアミガ家" draw:textarea-horizontal-align="center" draw:textarea-vertical-align="middle" fo:padding-top="1.25pt" fo:padding-bottom="1.25pt" fo:padding-left="1.25pt" fo:padding-right="1.25pt" style:run-through="foreground"/>
    </style:style>
    <style:style style:name="gr10" style:family="graphic">
      <style:graphic-properties draw:stroke="none" svg:stroke-color="#000000" draw:fill="none" draw:fill-color="#ffffff" fo:min-height="15.65pt" style:run-through="foreground"/>
    </style:style>
    <style:style style:name="gr11" style:family="graphic">
      <style:graphic-properties draw:stroke="none" svg:stroke-color="#000000" draw:fill="none" draw:fill-color="#ffffff" fo:min-height="27.21pt" style:run-through="foreground"/>
    </style:style>
    <style:style style:name="gr12" style:family="graphic">
      <style:graphic-properties svg:stroke-width="2.49pt" svg:stroke-color="#000000" draw:marker-start-width="13.75pt" draw:marker-end-width="13.75pt" draw:fill="hatch" draw:fill-hatch-name="薄グレーアミガ家" draw:fill-hatch-solid="false" draw:textarea-horizontal-align="center" draw:textarea-vertical-align="middle" fo:padding-top="1.25pt" fo:padding-bottom="1.25pt" fo:padding-left="1.25pt" fo:padding-right="1.25pt" style:run-through="foreground"/>
    </style:style>
    <style:style style:name="gr13" style:family="graphic">
      <style:graphic-properties svg:stroke-width="0pt" svg:stroke-color="#000000" draw:marker-start-width="10.01pt" draw:marker-end="Arrow" draw:marker-end-width="4.14pt" draw:textarea-horizontal-align="center" draw:textarea-vertical-align="middle" fo:padding-top="0pt" fo:padding-bottom="0pt" fo:padding-left="0pt" fo:padding-right="0pt" style:run-through="foreground"/>
    </style:style>
    <style:style style:name="gr14" style:family="graphic">
      <style:graphic-properties svg:stroke-width="0.99pt" svg:stroke-color="#000000" draw:marker-start-width="13.01pt" draw:marker-end="Arrow" draw:marker-end-width="5.64pt" draw:textarea-horizontal-align="center" draw:textarea-vertical-align="middle" fo:padding-top="0.51pt" fo:padding-bottom="0.51pt" fo:padding-left="0.51pt" fo:padding-right="0.51pt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stroke="none" svg:stroke-color="#000000" draw:fill="none" draw:fill-color="#ffffff" draw:textarea-vertical-align="top" fo:min-height="293.81pt" style:run-through="foreground"/>
    </style:style>
    <style:style style:name="gr17" style:family="graphic">
      <style:graphic-properties svg:stroke-color="#000000" draw:marker-end="Arrow" draw:marker-end-width="5.64pt" draw:textarea-horizontal-align="center" draw:textarea-vertical-align="middle" style:run-through="foreground"/>
    </style:style>
    <style:style style:name="gr18" style:family="graphic">
      <style:graphic-properties svg:stroke-color="#000000" draw:fill="hatch" draw:fill-hatch-name="薄グレーアミガ家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color="#000000" draw:fill="hatch" draw:fill-hatch-name="Hatching_20_91" draw:textarea-horizontal-align="center" draw:textarea-vertical-align="middle" style:run-through="foreground"/>
    </style:style>
    <style:style style:name="gr22" style:family="graphic">
      <style:graphic-properties svg:stroke-width="0.79pt" svg:stroke-color="#000000" draw:marker-start="Rounded_20_short_20_Arrow" draw:marker-start-width="3.4pt" draw:marker-end-width="12.5pt" draw:textarea-horizontal-align="center" draw:textarea-vertical-align="middle" fo:padding-top="0.4pt" fo:padding-bottom="0.4pt" fo:padding-left="0.4pt" fo:padding-right="0.4pt" style:run-through="foreground"/>
    </style:style>
    <style:style style:name="gr23" style:family="graphic">
      <style:graphic-properties svg:stroke-width="0.79pt" svg:stroke-color="#000000" draw:marker-start="Rounded_20_short_20_Arrow" draw:marker-start-width="3.4pt" draw:marker-end="Rounded_20_short_20_Arrow" draw:marker-end-width="3.4pt" draw:textarea-horizontal-align="center" draw:textarea-vertical-align="middle" fo:padding-top="0.4pt" fo:padding-bottom="0.4pt" fo:padding-left="0.4pt" fo:padding-right="0.4pt" style:run-through="foreground"/>
    </style:style>
    <style:style style:name="gr24" style:family="graphic">
      <style:graphic-properties draw:stroke="none" svg:stroke-color="#000000" draw:fill="none" draw:fill-color="#ffffff" draw:textarea-vertical-align="top" fo:min-height="176.06pt" style:run-through="foreground"/>
    </style:style>
    <style:style style:name="gr25" style:family="graphic">
      <style:graphic-properties draw:stroke="none" svg:stroke-color="#000000" draw:fill="none" draw:fill-color="#ffffff" draw:textarea-vertical-align="top" fo:min-height="192.05pt" style:run-through="foreground"/>
    </style:style>
    <style:style style:name="gr26" style:family="graphic">
      <style:graphic-properties svg:stroke-width="0.79pt" svg:stroke-color="#000000" draw:marker-start="Rounded_20_short_20_Arrow" draw:marker-start-width="5.19pt" draw:marker-end="Rounded_20_short_20_Arrow" draw:marker-end-width="5.19pt" draw:textarea-horizontal-align="center" draw:textarea-vertical-align="middle" fo:padding-top="0.4pt" fo:padding-bottom="0.4pt" fo:padding-left="0.4pt" fo:padding-right="0.4pt" style:run-through="foreground"/>
    </style:style>
    <style:style style:name="gr27" style:family="graphic">
      <style:graphic-properties svg:stroke-width="0.79pt" svg:stroke-color="#000000" draw:marker-start-width="11.2pt" draw:marker-end="Arrow" draw:marker-end-width="4pt" draw:textarea-horizontal-align="center" draw:textarea-vertical-align="middle" fo:padding-top="0.4pt" fo:padding-bottom="0.4pt" fo:padding-left="0.4pt" fo:padding-right="0.4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2">ボルグシステム</text:p>
      <text:p text:style-name="P3">createTag</text:p>
      <text:p text:style-name="P4">JSONとHTMLの仕様について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pan text:style-name="T1">株式会社デジタルデザインシンク</text:span></text:p>
      <text:p text:style-name="P11"><draw:g text:anchor-type="paragraph" draw:z-index="5" draw:style-name="gr6"><draw:circle draw:style-name="gr7" draw:text-style-name="P19" svg:width="29.17pt" svg:height="29.17pt" svg:x="-4.2pt" svg:y="54.88pt"><text:p text:style-name="P18"><text:span text:style-name="T9">A</text:span></text:p></draw:circle><draw:circle draw:style-name="gr7" draw:text-style-name="P19" svg:width="28.18pt" svg:height="28.18pt" svg:x="67.66pt" svg:y="55.9pt"><text:p text:style-name="P18"><text:span text:style-name="T9">B</text:span></text:p></draw:circle><draw:line draw:style-name="gr8" draw:text-style-name="P18" svg:x1="67.69pt" svg:y1="69.45pt" svg:x2="24.94pt" svg:y2="69.45pt"><text:p/></draw:line><draw:line draw:style-name="gr8" draw:text-style-name="P18" svg:x1="46.4pt" svg:y1="112.2pt" svg:x2="46.4pt" svg:y2="69.45pt"><text:p/></draw:line><draw:line draw:style-name="gr8" draw:text-style-name="P18" svg:x1="138.56pt" svg:y1="69.45pt" svg:x2="95.81pt" svg:y2="69.45pt"><text:p/></draw:line><draw:line draw:style-name="gr8" draw:text-style-name="P18" svg:x1="118.35pt" svg:y1="112.2pt" svg:x2="118.35pt" svg:y2="69.45pt"><text:p/></draw:line><draw:line draw:style-name="gr8" draw:text-style-name="P18" svg:x1="212.54pt" svg:y1="69.45pt" svg:x2="169.8pt" svg:y2="69.45pt"><text:p/></draw:line><draw:line draw:style-name="gr8" draw:text-style-name="P18" svg:x1="139.63pt" svg:y1="112.2pt" svg:x2="118.35pt" svg:y2="112.2pt"><text:p/></draw:line><draw:line draw:style-name="gr8" draw:text-style-name="P18" svg:x1="67.69pt" svg:y1="112.2pt" svg:x2="46.4pt" svg:y2="112.2pt"><text:p/></draw:line><draw:line draw:style-name="gr8" draw:text-style-name="P18" svg:x1="46.4pt" svg:y1="154.94pt" svg:x2="46.4pt" svg:y2="112.2pt"><text:p/></draw:line><draw:line draw:style-name="gr8" draw:text-style-name="P18" svg:x1="67.69pt" svg:y1="155pt" svg:x2="46.4pt" svg:y2="155pt"><text:p/></draw:line><draw:line draw:style-name="gr8" draw:text-style-name="P18" svg:x1="46.4pt" svg:y1="197.74pt" svg:x2="46.4pt" svg:y2="155pt"><text:p/></draw:line><draw:line draw:style-name="gr8" draw:text-style-name="P18" svg:x1="67.69pt" svg:y1="197.74pt" svg:x2="46.4pt" svg:y2="197.74pt"><text:p/></draw:line><draw:circle draw:style-name="gr7" draw:text-style-name="P19" svg:width="28.18pt" svg:height="28.18pt" svg:x="67.69pt" svg:y="184.03pt"><text:p text:style-name="P18"><text:span text:style-name="T9">g</text:span></text:p></draw:circle><draw:line draw:style-name="gr8" draw:text-style-name="P18" svg:x1="138.56pt" svg:y1="197.74pt" svg:x2="95.81pt" svg:y2="197.74pt"><text:p/></draw:line><draw:line draw:style-name="gr8" draw:text-style-name="P18" svg:x1="118.35pt" svg:y1="240.49pt" svg:x2="118.35pt" svg:y2="197.74pt"><text:p/></draw:line><draw:line draw:style-name="gr8" draw:text-style-name="P18" svg:x1="139.63pt" svg:y1="240.49pt" svg:x2="118.35pt" svg:y2="240.49pt"><text:p/></draw:line><draw:rect draw:style-name="gr9" draw:text-style-name="P18" svg:width="73.87pt" svg:height="85.46pt" svg:x="33.7pt" svg:y="91.05pt"><text:p/></draw:rect><draw:circle draw:style-name="gr7" draw:text-style-name="P19" svg:width="29.17pt" svg:height="29.17pt" svg:x="305.74pt" svg:y="54.88pt"><text:p text:style-name="P18"><text:span text:style-name="T9">A</text:span></text:p></draw:circle><draw:circle draw:style-name="gr7" draw:text-style-name="P19" svg:width="28.18pt" svg:height="28.18pt" svg:x="377.6pt" svg:y="55.9pt"><text:p text:style-name="P18"><text:span text:style-name="T9">B</text:span></text:p></draw:circle><draw:circle draw:style-name="gr7" draw:text-style-name="P19" svg:width="30.22pt" svg:height="30.22pt" svg:x="449.52pt" svg:y="54.88pt"><text:p text:style-name="P18"><text:span text:style-name="T9">e</text:span></text:p></draw:circle><draw:line draw:style-name="gr8" draw:text-style-name="P18" svg:x1="377.69pt" svg:y1="69.45pt" svg:x2="334.94pt" svg:y2="69.45pt"><text:p/></draw:line><draw:line draw:style-name="gr8" draw:text-style-name="P18" svg:x1="448.5pt" svg:y1="69.45pt" svg:x2="405.75pt" svg:y2="69.45pt"><text:p/></draw:line><draw:line draw:style-name="gr8" draw:text-style-name="P18" svg:x1="320.34pt" svg:y1="97.65pt" svg:x2="320.34pt" svg:y2="84.05pt"><text:p/></draw:line><draw:rect draw:style-name="gr9" draw:text-style-name="P18" svg:width="55.42pt" svg:height="85.46pt" svg:x="292.11pt" svg:y="98.79pt"><text:p/></draw:rect><draw:rect draw:style-name="gr9" draw:text-style-name="P18" svg:width="55.42pt" svg:height="44.62pt" svg:x="364.96pt" svg:y="98.79pt"><text:p/></draw:rect><draw:line draw:style-name="gr8" draw:text-style-name="P18" svg:x1="391.29pt" svg:y1="97.65pt" svg:x2="391.29pt" svg:y2="84.05pt"><text:p/></draw:line><draw:rect draw:style-name="gr9" draw:text-style-name="P18" svg:width="55.42pt" svg:height="42.63pt" svg:x="435.91pt" svg:y="98.79pt"><text:p/></draw:rect><draw:line draw:style-name="gr8" draw:text-style-name="P18" svg:x1="464.14pt" svg:y1="97.65pt" svg:x2="464.14pt" svg:y2="84.05pt"><text:p/></draw:line><draw:frame draw:style-name="gr10" draw:text-style-name="P20" svg:width="18.43pt" svg:height="15.68pt" svg:x="329.1pt" svg:y="134.59pt"><draw:text-box><text:p><text:span text:style-name="T10">att</text:span></text:p></draw:text-box></draw:frame><draw:frame draw:style-name="gr10" draw:text-style-name="P20" svg:width="18.43pt" svg:height="15.68pt" svg:x="401.95pt" svg:y="127.79pt"><draw:text-box><text:p><text:span text:style-name="T10">att</text:span></text:p></draw:text-box></draw:frame><draw:frame draw:style-name="gr10" draw:text-style-name="P20" svg:width="18.43pt" svg:height="15.68pt" svg:x="472.9pt" svg:y="125.74pt"><draw:text-box><text:p><text:span text:style-name="T10">att</text:span></text:p></draw:text-box></draw:frame><draw:line draw:style-name="gr8" draw:text-style-name="P18" svg:x1="356.34pt" svg:y1="112.2pt" svg:x2="356.34pt" svg:y2="69.45pt"><text:p/></draw:line><draw:line draw:style-name="gr8" draw:text-style-name="P18" svg:x1="356.34pt" svg:y1="154.94pt" svg:x2="356.34pt" svg:y2="112.2pt"><text:p/></draw:line><draw:line draw:style-name="gr8" draw:text-style-name="P18" svg:x1="356.34pt" svg:y1="196.7pt" svg:x2="356.34pt" svg:y2="153.95pt"><text:p/></draw:line><draw:line draw:style-name="gr8" draw:text-style-name="P18" svg:x1="356.34pt" svg:y1="239.44pt" svg:x2="356.34pt" svg:y2="196.7pt"><text:p/></draw:line><draw:line draw:style-name="gr8" draw:text-style-name="P18" svg:x1="377.63pt" svg:y1="240.49pt" svg:x2="356.34pt" svg:y2="240.49pt"><text:p/></draw:line><draw:circle draw:style-name="gr7" draw:text-style-name="P19" svg:width="29.17pt" svg:height="29.17pt" svg:x="378.6pt" svg:y="224.99pt"><text:p text:style-name="P18"><text:span text:style-name="T9">g</text:span></text:p></draw:circle><draw:line draw:style-name="gr8" draw:text-style-name="P18" svg:x1="391.29pt" svg:y1="267.7pt" svg:x2="391.29pt" svg:y2="254.1pt"><text:p/></draw:line><draw:rect draw:style-name="gr9" draw:text-style-name="P18" svg:width="55.42pt" svg:height="85.46pt" svg:x="364.96pt" svg:y="267.87pt"><text:p/></draw:rect><draw:circle draw:style-name="gr7" draw:text-style-name="P19" svg:width="29.17pt" svg:height="29.17pt" svg:x="378.6pt" svg:y="275.5pt"><text:p text:style-name="P18"><text:span text:style-name="T9">h</text:span></text:p></draw:circle><draw:circle draw:style-name="gr7" draw:text-style-name="P19" svg:width="29.17pt" svg:height="29.17pt" svg:x="378.6pt" svg:y="316.29pt"><text:p text:style-name="P18"><text:span text:style-name="T9">i</text:span></text:p></draw:circle><draw:frame draw:style-name="gr10" draw:text-style-name="P20" svg:width="18.43pt" svg:height="15.68pt" svg:x="401.95pt" svg:y="301.69pt"><draw:text-box><text:p><text:span text:style-name="T10">att</text:span></text:p></draw:text-box></draw:frame><draw:rect draw:style-name="gr9" draw:text-style-name="P18" svg:width="55.42pt" svg:height="85.46pt" svg:x="124.02pt" svg:y="177.53pt"><text:p/></draw:rect><draw:frame draw:style-name="gr11" draw:text-style-name="P21" svg:width="79.71pt" svg:height="27.21pt" svg:x="31.75pt" svg:y="26.79pt"><draw:text-box><text:p><text:span text:style-name="T9">JSON</text:span></text:p></draw:text-box></draw:frame><draw:frame draw:style-name="gr11" draw:text-style-name="P21" svg:width="79.71pt" svg:height="27.21pt" svg:x="305.74pt" svg:y="26.79pt"><draw:text-box><text:p><text:span text:style-name="T9">Tag</text:span></text:p></draw:text-box></draw:frame><draw:rect draw:style-name="gr12" draw:text-style-name="P18" svg:width="55.42pt" svg:height="44.62pt" svg:x="201.71pt" svg:y="46.35pt"><text:p/></draw:rect><draw:rect draw:style-name="gr9" draw:text-style-name="P22" svg:width="55.42pt" svg:height="44.62pt" svg:x="124.02pt" svg:y="91.9pt"><text:p/></draw:rect><draw:polyline draw:style-name="gr13" draw:text-style-name="P18" svg:width="47.57pt" svg:height="211.72pt" draw:transform="rotate (-1.5707963267949) translate (364.978346456694pt 263pt)" svg:viewBox="0 0 1679 7470" draw:points="0,7470 1679,7470 1679,0"><text:p/></draw:polyline><draw:polyline draw:style-name="gr14" draw:text-style-name="P18" svg:width="200.18pt" svg:height="26.16pt" svg:x="179.4pt" svg:y="86.14pt" svg:viewBox="0 0 7063 924" draw:points="0,924 3293,924 3293,0 7063,0 7063,413"><text:p/></draw:polyline><draw:g draw:style-name="gr15"><draw:frame draw:style-name="gr11" draw:text-style-name="P21" svg:width="79.71pt" svg:height="27.21pt" svg:x="40.56pt" svg:y="373.69pt"><draw:text-box><text:p><text:span text:style-name="T9">JSON</text:span></text:p></draw:text-box></draw:frame><draw:frame draw:style-name="gr16" draw:text-style-name="P24" svg:width="255.57pt" svg:height="293.81pt" svg:x="-0.28pt" svg:y="412.24pt"><draw:text-box><text:p text:style-name="P23"><text:span text:style-name="T11">“</text:span><text:span text:style-name="T11">A”:{</text:span></text:p><text:p text:style-name="P23"><text:span text:style-name="T11"><text:tab/></text:span><text:span text:style-name="T11">“</text:span><text:span text:style-name="T11">B”:{</text:span></text:p><text:p text:style-name="P23"><text:span text:style-name="T11"><text:tab/></text:span><text:span text:style-name="T11"><text:tab/></text:span><text:span text:style-name="T11"><text:tab/></text:span><text:span text:style-name="T11">“</text:span><text:span text:style-name="T11">e”{</text:span></text:p><text:p text:style-name="P23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j”:”○○”</text:span></text:p><text:p text:style-name="P23"><text:span text:style-name="T11"><text:tab/></text:span><text:span text:style-name="T11"><text:tab/></text:span><text:span text:style-name="T11"><text:tab/></text:span><text:span text:style-name="T11">},</text:span></text:p><text:p text:style-name="P23"><text:span text:style-name="T11"><text:tab/></text:span><text:span text:style-name="T11"><text:tab/></text:span><text:span text:style-name="T11"><text:tab/></text:span><text:span text:style-name="T11">“</text:span><text:span text:style-name="T11">f”:”</text:span><text:span text:style-name="T12">○○</text:span><text:span text:style-name="T11">”</text:span></text:p><text:p text:style-name="P23"><text:span text:style-name="T11"><text:tab/></text:span><text:span text:style-name="T11">},</text:span></text:p><text:p text:style-name="P23"><text:span text:style-name="T11"><text:tab/></text:span><text:span text:style-name="T11">“</text:span><text:span text:style-name="T11">c”:”</text:span><text:span text:style-name="T12">○○</text:span><text:span text:style-name="T11">”,</text:span></text:p><text:p text:style-name="P23"><text:span text:style-name="T11"><text:tab/></text:span><text:span text:style-name="T11">“</text:span><text:span text:style-name="T11">d”:”</text:span><text:span text:style-name="T12">○○</text:span><text:span text:style-name="T11">”,</text:span></text:p><text:p text:style-name="P23"><text:span text:style-name="T11"><text:tab/></text:span><text:span text:style-name="T11">“</text:span><text:span text:style-name="T11">g”:{</text:span></text:p><text:p text:style-name="P23"><text:span text:style-name="T12"><text:tab/></text:span><text:span text:style-name="T12"><text:tab/></text:span><text:span text:style-name="T12"><text:tab/></text:span><text:span text:style-name="T12">“</text:span><text:span text:style-name="T12">h”:”○○”,</text:span></text:p><text:p text:style-name="P23"><text:span text:style-name="T12"><text:tab/></text:span><text:span text:style-name="T12"><text:tab/></text:span><text:span text:style-name="T12"><text:tab/></text:span><text:span text:style-name="T12">“</text:span><text:span text:style-name="T12">i”:”○○”</text:span></text:p><text:p text:style-name="P23"><text:span text:style-name="T11"><text:tab/></text:span><text:span text:style-name="T11">}</text:span></text:p><text:p text:style-name="P23"><text:span text:style-name="T11">}</text:span></text:p></draw:text-box></draw:frame></draw:g><draw:g draw:style-name="gr15"><draw:frame draw:style-name="gr11" draw:text-style-name="P21" svg:width="79.71pt" svg:height="27.21pt" svg:x="314.56pt" svg:y="373.69pt"><draw:text-box><text:p><text:span text:style-name="T9">Tag</text:span></text:p></draw:text-box></draw:frame><draw:frame draw:style-name="gr16" draw:text-style-name="P24" svg:width="255.57pt" svg:height="293.81pt" svg:x="255.26pt" svg:y="412.24pt"><draw:text-box><text:p text:style-name="P23"><text:span text:style-name="T11">&lt;A c d&gt;</text:span></text:p><text:p text:style-name="P23"><text:span text:style-name="T11"><text:tab/></text:span><text:span text:style-name="T11">&lt;B f&gt;</text:span></text:p><text:p text:style-name="P23"><text:span text:style-name="T11"><text:tab/></text:span><text:span text:style-name="T11"><text:tab/></text:span><text:span text:style-name="T11"><text:tab/></text:span><text:span text:style-name="T11">&lt;e j&gt;</text:span></text:p><text:p text:style-name="P23"><text:span text:style-name="T11"><text:tab/></text:span><text:span text:style-name="T11"><text:tab/></text:span><text:span text:style-name="T11">&lt;/B&gt;</text:span></text:p><text:p text:style-name="P23"><text:span text:style-name="T11"><text:tab/></text:span><text:span text:style-name="T11">&lt;g h i&gt;</text:span></text:p><text:p text:style-name="P23"><text:span text:style-name="T11"><text:tab/></text:span><text:span text:style-name="T11">&lt;/g&gt;</text:span></text:p><text:p text:style-name="P23"><text:span text:style-name="T11">&lt;/A&gt;</text:span></text:p></draw:text-box></draw:frame></draw:g><draw:line draw:style-name="gr17" draw:text-style-name="P18" svg:x1="110.49pt" svg:y1="155.71pt" svg:x2="292.14pt" svg:y2="155.71pt"><text:p/></draw:line><draw:polyline draw:style-name="gr17" draw:text-style-name="P18" svg:width="225.47pt" svg:height="46.97pt" svg:x="257.1pt" svg:y="51.79pt" svg:viewBox="0 0 7955 1658" draw:points="0,0 7955,0 7955,1658"><text:p/></draw:polyline><draw:circle draw:style-name="gr7" draw:text-style-name="P19" svg:width="29.17pt" svg:height="29.17pt" svg:x="305.74pt" svg:y="105.45pt"><text:p text:style-name="P18"><text:span text:style-name="T9">C</text:span></text:p></draw:circle><draw:circle draw:style-name="gr7" draw:text-style-name="P19" svg:width="29.17pt" svg:height="29.17pt" svg:x="305.74pt" svg:y="148.2pt"><text:p text:style-name="P18"><text:span text:style-name="T9">d</text:span></text:p></draw:circle><draw:circle draw:style-name="gr7" draw:text-style-name="P19" svg:width="30.22pt" svg:height="30.22pt" svg:x="139.55pt" svg:y="54.88pt"><text:p text:style-name="P18"><text:span text:style-name="T9">e</text:span></text:p></draw:circle><draw:circle draw:style-name="gr7" draw:text-style-name="P19" svg:width="30.22pt" svg:height="30.22pt" svg:x="139.55pt" svg:y="97.63pt"><text:p text:style-name="P18"><text:span text:style-name="T9">f</text:span></text:p></draw:circle><draw:circle draw:style-name="gr7" draw:text-style-name="P19" svg:width="28.18pt" svg:height="28.18pt" svg:x="67.69pt" svg:y="141.28pt"><text:p text:style-name="P18"><text:span text:style-name="T9">d</text:span></text:p></draw:circle><draw:circle draw:style-name="gr7" draw:text-style-name="P19" svg:width="28.18pt" svg:height="28.18pt" svg:x="68.66pt" svg:y="98.53pt"><text:p text:style-name="P18"><text:span text:style-name="T9">C</text:span></text:p></draw:circle><draw:circle draw:style-name="gr7" draw:text-style-name="P19" svg:width="28.18pt" svg:height="28.18pt" svg:x="138.61pt" svg:y="184.99pt"><text:p text:style-name="P18"><text:span text:style-name="T9">h</text:span></text:p></draw:circle><draw:circle draw:style-name="gr7" draw:text-style-name="P19" svg:width="28.18pt" svg:height="28.18pt" svg:x="138.61pt" svg:y="226.74pt"><text:p text:style-name="P18"><text:span text:style-name="T9">i</text:span></text:p></draw:circle><draw:circle draw:style-name="gr7" draw:text-style-name="P19" svg:width="30.13pt" svg:height="30.13pt" svg:x="212.34pt" svg:y="54.88pt"><text:p text:style-name="P18"><text:span text:style-name="T9">j</text:span></text:p></draw:circle><draw:circle draw:style-name="gr7" draw:text-style-name="P19" svg:width="29.17pt" svg:height="29.17pt" svg:x="377.6pt" svg:y="106.38pt"><text:p text:style-name="P18"><text:span text:style-name="T9">f</text:span></text:p></draw:circle><draw:circle draw:style-name="gr7" draw:text-style-name="P19" svg:width="29.17pt" svg:height="29.17pt" svg:x="449.55pt" svg:y="106.44pt"><text:p text:style-name="P18"><text:span text:style-name="T9">j</text:span></text:p></draw:circle><draw:rect draw:style-name="gr18" draw:text-style-name="P18" svg:width="23.33pt" svg:height="22.54pt" svg:x="-0.28pt" svg:y="409.18pt"><text:p/></draw:rect><draw:rect draw:style-name="gr18" draw:text-style-name="P18" svg:width="22.08pt" svg:height="17.46pt" svg:x="252.45pt" svg:y="412.24pt"><text:p/></draw:rect><draw:rect draw:style-name="gr18" draw:text-style-name="P18" svg:width="28.18pt" svg:height="23.22pt" svg:x="33.76pt" svg:y="424.89pt"><text:p/></draw:rect><draw:rect draw:style-name="gr18" draw:text-style-name="P18" svg:width="22.37pt" svg:height="12.67pt" svg:x="289.25pt" svg:y="430.44pt"><text:p/></draw:rect><draw:rect draw:style-name="gr18" draw:text-style-name="P18" svg:width="156.16pt" svg:height="48.16pt" svg:x="33.76pt" svg:y="555.93pt"><text:p/></draw:rect><draw:rect draw:style-name="gr18" draw:text-style-name="P18" svg:width="82.77pt" svg:height="33.68pt" svg:x="33.76pt" svg:y="520.84pt"><text:p/></draw:rect><draw:rect draw:style-name="gr18" draw:text-style-name="P18" svg:width="25.31pt" svg:height="16.58pt" svg:x="277.31pt" svg:y="412.24pt"><text:p/></draw:rect><draw:rect draw:style-name="gr18" draw:text-style-name="P18" svg:width="45.52pt" svg:height="17.38pt" svg:x="290.81pt" svg:y="475.74pt"><text:p/></draw:rect><draw:rect draw:style-name="gr18" draw:text-style-name="P18" svg:width="115.03pt" svg:height="37.56pt" svg:x="103.21pt" svg:y="442.23pt"><text:p/></draw:rect><draw:rect draw:style-name="gr18" draw:text-style-name="P18" svg:width="39.83pt" svg:height="19.56pt" svg:x="359.06pt" svg:y="441.95pt"><text:p/></draw:rect><draw:rect draw:style-name="gr18" draw:text-style-name="P18" svg:width="15.76pt" svg:height="19.56pt" svg:x="313.6pt" svg:y="427.44pt"><text:p/></draw:rect><draw:rect draw:style-name="gr18" draw:text-style-name="P18" svg:width="75.77pt" svg:height="19.56pt" svg:x="107.09pt" svg:y="492.49pt"><text:p/></draw:rect></draw:g><draw:rect text:anchor-type="paragraph" draw:z-index="6" draw:style-name="gr19" draw:text-style-name="P25" svg:width="142.27pt" svg:height="29.08pt" svg:x="7.94pt" svg:y="-8.39pt"><text:p text:style-name="P18"><text:span text:style-name="T6">JSON</text:span><text:span text:style-name="T6">とタグの対応　概念図</text:span></text:p></draw:rect></text:p>
      <text:p text:style-name="P9"><draw:g text:anchor-type="paragraph" draw:z-index="7" draw:style-name="gr20"><draw:rect draw:style-name="gr18" draw:text-style-name="P18" svg:width="78.77pt" svg:height="18.17pt" svg:x="43.65pt" svg:y="293.81pt"><text:p/></draw:rect><draw:rect draw:style-name="gr21" draw:text-style-name="P22" svg:width="46.97pt" svg:height="15.17pt" svg:x="100.66pt" svg:y="343.64pt"><text:p/></draw:rect><draw:rect draw:style-name="gr18" draw:text-style-name="P18" svg:width="47.74pt" svg:height="17.23pt" svg:x="100.66pt" svg:y="326.47pt"><text:p/></draw:rect><draw:rect draw:style-name="gr18" draw:text-style-name="P18" svg:width="46.97pt" svg:height="14.97pt" svg:x="100.66pt" svg:y="311.5pt"><text:p/></draw:rect><draw:polyline draw:style-name="gr22" draw:text-style-name="P18" svg:width="43.06pt" svg:height="69.02pt" draw:transform="rotate (-1.5707963267949) translate (216.65pt 276.728346456693pt)" svg:viewBox="0 0 1520 2436" draw:points="0,0 1520,0 1520,2436"><text:p/></draw:polyline><draw:rect draw:style-name="gr18" draw:text-style-name="P18" svg:width="78.77pt" svg:height="18.17pt" svg:x="122.6pt" svg:y="263.06pt"><text:p/></draw:rect><draw:polyline draw:style-name="gr23" draw:text-style-name="P18" svg:width="12.59pt" svg:height="44.73pt" draw:transform="rotate (1.5707963267949) translate (96.9783464566929pt 293.8pt)" svg:viewBox="0 0 445 1579" draw:points="0,0 215,0 215,1579 445,1579"><text:p/></draw:polyline><draw:frame draw:style-name="gr24" draw:text-style-name="P26" svg:width="265.27pt" svg:height="176.06pt" svg:x="20.21pt" svg:y="263.06pt"><draw:text-box><text:p text:style-name="P14"><text:span text:style-name="T11">&lt;option class=”selectValue”&gt;&lt;/option&gt;</text:span></text:p><text:p text:style-name="P23"><text:span text:style-name="T11"/></text:p><text:p text:style-name="P14"><text:span text:style-name="T12">　　</text:span><text:span text:style-name="T12">selectValue</text:span><text:span text:style-name="T11">:[</text:span></text:p><text:p text:style-name="P14"><text:span text:style-name="T12"><text:tab/></text:span><text:span text:style-name="T12"><text:tab/></text:span><text:span text:style-name="T12"><text:tab/></text:span><text:span text:style-name="T12">“</text:span><text:span text:style-name="T12">種別</text:span><text:span text:style-name="T12">1”,</text:span></text:p><text:p text:style-name="P14"><text:span text:style-name="T12"><text:tab/></text:span><text:span text:style-name="T12"><text:tab/></text:span><text:span text:style-name="T12"><text:tab/></text:span><text:span text:style-name="T12">“</text:span><text:span text:style-name="T12">種別</text:span><text:span text:style-name="T12">2”,</text:span></text:p><text:p text:style-name="P14"><text:span text:style-name="T12"><text:tab/></text:span><text:span text:style-name="T12"><text:tab/></text:span><text:span text:style-name="T12"><text:tab/></text:span><text:span text:style-name="T12">“</text:span><text:span text:style-name="T12">種別</text:span><text:span text:style-name="T12">3”</text:span></text:p><text:p text:style-name="P23"><text:span text:style-name="T11">　　</text:span><text:span text:style-name="T11">]</text:span></text:p><text:p text:style-name="P23"><text:span text:style-name="T11"/></text:p><text:p text:style-name="P23"><text:span text:style-name="T11"/></text:p></draw:text-box></draw:frame></draw:g><draw:g text:anchor-type="paragraph" draw:z-index="8" draw:style-name="gr20"><draw:frame draw:style-name="gr25" draw:text-style-name="P26" svg:width="401.16pt" svg:height="192.08pt" svg:x="7.31pt" svg:y="50.2pt"><draw:text-box><text:p text:style-name="P14"><text:span text:style-name="T11">&lt;</text:span><text:span text:style-name="T11">div</text:span><text:span text:style-name="T11"> class=”periodarea”&gt;</text:span></text:p><text:p text:style-name="P14"><text:span text:style-name="T11"><text:tab/></text:span><text:span text:style-name="T11">&lt;label class=”periodtext” for=””&gt;</text:span></text:p><text:p text:style-name="P23"><text:span text:style-name="T11">&lt;/div&gt;</text:span></text:p><text:p text:style-name="P23"><text:span text:style-name="T11"/></text:p><text:p text:style-name="P23"><text:span text:style-name="T12">“</text:span><text:span text:style-name="T12">periodarea”</text:span><text:span text:style-name="T11">:{</text:span></text:p><text:p text:style-name="P23"><text:span text:style-name="T11"><text:tab/></text:span><text:span text:style-name="T11">“</text:span><text:span text:style-name="T11">periodtext”:{</text:span></text:p><text:p text:style-name="P14"><text:span text:style-name="T11"><text:tab/></text:span><text:span text:style-name="T11"><text:tab/></text:span><text:span text:style-name="T11"><text:tab/></text:span><text:span text:style-name="T11">“</text:span><text:span text:style-name="T11">for”:”filter-list”</text:span></text:p><text:p text:style-name="P23"><text:span text:style-name="T11"><text:tab/></text:span><text:span text:style-name="T11">}</text:span></text:p><text:p text:style-name="P23"><text:span text:style-name="T11">}</text:span></text:p><text:p text:style-name="P23"><text:span text:style-name="T11"/></text:p><text:p text:style-name="P23"><text:span text:style-name="T11"/></text:p></draw:text-box></draw:frame><draw:rect draw:style-name="gr18" draw:text-style-name="P18" svg:width="69.02pt" svg:height="15.34pt" svg:x="90.11pt" svg:y="50.2pt"><text:p/></draw:rect><draw:rect draw:style-name="gr18" draw:text-style-name="P18" svg:width="67.92pt" svg:height="17.46pt" svg:x="134.36pt" svg:y="66.19pt"><text:p/></draw:rect><draw:rect draw:style-name="gr18" draw:text-style-name="P18" svg:width="61.88pt" svg:height="13.21pt" svg:x="123.62pt" svg:y="148pt"><text:p/></draw:rect><draw:rect draw:style-name="gr18" draw:text-style-name="P18" svg:width="73.28pt" svg:height="14.06pt" svg:x="14.31pt" svg:y="116.39pt"><text:p/></draw:rect><draw:rect draw:style-name="gr18" draw:text-style-name="P18" svg:width="16.87pt" svg:height="17.46pt" svg:x="241.71pt" svg:y="66.19pt"><text:p/></draw:rect><draw:polyline draw:style-name="gr26" draw:text-style-name="P18" svg:width="51.08pt" svg:height="50.68pt" draw:transform="rotate (1.5707963267949) translate (56.4783464566929pt 116.7pt)" svg:viewBox="0 0 1803 1789" draw:points="0,0 807,0 807,1789 1803,1789"><text:p/></draw:polyline><draw:polyline draw:style-name="gr27" draw:text-style-name="P18" svg:width="64.77pt" svg:height="70.72pt" svg:x="185.75pt" svg:y="83.65pt" svg:viewBox="0 0 2286 2496" draw:points="0,2496 2286,2496 2286,0"><text:p/></draw:polyline><draw:rect draw:style-name="gr18" draw:text-style-name="P18" svg:width="69.62pt" svg:height="13.66pt" svg:x="50.06pt" svg:y="132.29pt"><text:p/></draw:rect><draw:polyline draw:style-name="gr26" draw:text-style-name="P18" svg:width="48.61pt" svg:height="59.61pt" draw:transform="rotate (1.5707963267949) translate (104.2pt 132.3pt)" svg:viewBox="0 0 1716 2104" draw:points="0,0 768,0 768,2104 1716,2104"><text:p/></draw:polyline><draw:rect draw:style-name="gr18" draw:text-style-name="P18" svg:width="22.37pt" svg:height="13.66pt" svg:x="84.81pt" svg:y="148pt"><text:p/></draw:rect><draw:rect draw:style-name="gr18" draw:text-style-name="P18" svg:width="22.08pt" svg:height="17.46pt" svg:x="213.96pt" svg:y="66.19pt"><text:p/></draw:rect><draw:polyline draw:style-name="gr26" draw:text-style-name="P18" svg:width="91.73pt" svg:height="131.39pt" draw:transform="rotate (-1.5707963267949) translate (226.55pt 83.65pt)" svg:viewBox="0 0 3237 4636" draw:points="2752,4636 3237,4636 3237,0 0,0"><text:p/></draw:polyline></draw:g><draw:frame text:anchor-type="paragraph" draw:z-index="0" draw:style-name="gr1" draw:text-style-name="P13" svg:width="238.73pt" svg:height="34.13pt" svg:x="7.26pt" svg:y="6.66pt"><draw:text-box><text:p><text:span text:style-name="T2">配列によるタグの複製と値の追加について</text:span></text:p></draw:text-box></draw:frame></text:p>
      <text:p text:style-name="P9"><draw:frame text:anchor-type="paragraph" draw:z-index="1" draw:style-name="gr2" draw:text-style-name="P16" svg:width="520.81pt" svg:height="240.43pt" svg:x="6.86pt" svg:y="55.59pt"><draw:text-box><text:p><text:span text:style-name="T3">{</text:span></text:p><text:p text:style-name="P14"><text:span text:style-name="T3"><text:tab/></text:span><text:span text:style-name="T3">“</text:span><text:span text:style-name="T4">dialogLabel</text:span><text:span text:style-name="T3">”:{</text:span></text:p><text:p text:style-name="P14"><text:span text:style-name="T3"><text:tab/></text:span><text:span text:style-name="T3"><text:tab/></text:span><text:span text:style-name="T3"><text:tab/></text:span><text:span text:style-name="T3">“</text:span><text:span text:style-name="T3">text”:”</text:span><text:span text:style-name="T4">製品種別</text:span><text:span text:style-name="T4">(</text:span><text:span text:style-name="T4">大</text:span><text:span text:style-name="T4">)</text:span><text:span text:style-name="T3">”,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“</text:span><text:span text:style-name="T3">attribute”:”</text:span><text:span text:style-name="T3">〜”</text:span><text:span text:style-name="T3">,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・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・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・</text:span></text:p>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・</text:span></text:p><text:p><text:span text:style-name="T3"><text:tab/></text:span><text:span text:style-name="T3">},</text:span></text:p><text:p text:style-name="P15"><text:span text:style-name="T3"><text:tab/></text:span><text:span text:style-name="T3">"returnDialogContent":{</text:span></text:p><text:p text:style-name="P15"><text:span text:style-name="T3"><text:tab/></text:span><text:span text:style-name="T3"><text:tab/></text:span><text:span text:style-name="T3"><text:tab/></text:span><text:span text:style-name="T3">"returnLabel": {</text:span></text:p><text:p text:style-name="P15"><text:span text:style-name="T3"><text:tab/></text:span><text:span text:style-name="T3"><text:tab/></text:span><text:span text:style-name="T3"><text:tab/></text:span><text:span text:style-name="T3">"class":"returnLabel grid2",</text:span></text:p><text:p text:style-name="P15"><text:span text:style-name="T3"><text:tab/></text:span><text:span text:style-name="T3"><text:tab/></text:span><text:span text:style-name="T3"><text:tab/></text:span><text:span text:style-name="T3">"text":"</text:span><text:span text:style-name="T3">返品数</text:span><text:span text:style-name="T3">"</text:span></text:p><text:p text:style-name="P14"><text:span text:style-name="T4"><text:tab/></text:span><text:span text:style-name="T4">}</text:span></text:p><text:p text:style-name="P14"><text:span text:style-name="T3">}</text:span></text:p></draw:text-box></draw:frame><draw:frame text:anchor-type="paragraph" draw:z-index="2" draw:style-name="gr3" draw:text-style-name="P16" svg:width="238.31pt" svg:height="221.02pt" svg:x="7.26pt" svg:y="321.79pt"><draw:text-box><text:p><text:span text:style-name="T3">{</text:span></text:p><text:p><text:span text:style-name="T3"><text:tab/></text:span><text:span text:style-name="T3"><text:tab/></text:span><text:span text:style-name="T3">“</text:span><text:span text:style-name="T4">dialogSelect</text:span><text:span text:style-name="T3">”:{</text:span></text:p><text:p text:style-name="P14"><text:span text:style-name="T3"><text:tab/></text:span><text:span text:style-name="T3"><text:tab/></text:span><text:span text:style-name="T3"><text:tab/></text:span><text:span text:style-name="T3">“</text:span><text:span text:style-name="T4">name</text:span><text:span text:style-name="T3">”:“</text:span><text:span text:style-name="T5">productTypeMiddle</text:span><text:span text:style-name="T3">”,</text:span></text:p><text:p text:style-name="P14"><text:span text:style-name="T3"><text:tab/></text:span><text:span text:style-name="T3"><text:tab/></text:span><text:span text:style-name="T3"><text:tab/></text:span><text:span text:style-name="T3">“</text:span><text:span text:style-name="T4">selectData</text:span><text:span text:style-name="T3">”:</text:span></text:p><text:p text:style-name="P14"><text:span text:style-name="T3"><text:tab/></text:span><text:span text:style-name="T3"><text:tab/></text:span><text:span text:style-name="T3"><text:tab/></text:span><text:span text:style-name="T3">[</text:span></text:p>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"</text:span><text:span text:style-name="T3">種別</text:span><text:span text:style-name="T3">1",</text:span></text:p><text:p text:style-name="P15"><text:span text:style-name="T3"><text:tab/></text:span><text:span text:style-name="T3"><text:tab/></text:span><text:span text:style-name="T3"><text:tab/></text:span><text:span text:style-name="T3"><text:tab/></text:span><text:span text:style-name="T3">"</text:span><text:span text:style-name="T3">種別</text:span><text:span text:style-name="T3">2",</text:span></text:p><text:p text:style-name="P14"><text:span text:style-name="T4"><text:tab/></text:span><text:span text:style-name="T4"><text:tab/></text:span><text:span text:style-name="T4"><text:tab/></text:span><text:span text:style-name="T4"><text:tab/></text:span><text:span text:style-name="T4">"</text:span><text:span text:style-name="T4">種別</text:span><text:span text:style-name="T4">3",</text:span></text:p><text:p text:style-name="P14"><text:span text:style-name="T4"><text:tab/></text:span><text:span text:style-name="T4"><text:tab/></text:span><text:span text:style-name="T4"><text:tab/></text:span><text:span text:style-name="T4"><text:tab/></text:span><text:span text:style-name="T4">　　・</text:span></text:p><text:p text:style-name="P14"><text:span text:style-name="T4"><text:tab/></text:span><text:span text:style-name="T4"><text:tab/></text:span><text:span text:style-name="T4"><text:tab/></text:span><text:span text:style-name="T4"><text:tab/></text:span><text:span text:style-name="T4">　　・</text:span></text:p><text:p text:style-name="P14"><text:span text:style-name="T4"><text:tab/></text:span><text:span text:style-name="T4"><text:tab/></text:span><text:span text:style-name="T4"><text:tab/></text:span><text:span text:style-name="T4"><text:tab/></text:span><text:span text:style-name="T4">　　・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]</text:span></text:p><text:p><text:span text:style-name="T3"><text:tab/></text:span><text:span text:style-name="T3"><text:tab/></text:span><text:span text:style-name="T3">}</text:span></text:p><text:p><text:span text:style-name="T3">}</text:span></text:p></draw:text-box></draw:frame><draw:frame text:anchor-type="paragraph" draw:z-index="3" draw:style-name="gr4" draw:text-style-name="P16" svg:width="280.18pt" svg:height="180.09pt" svg:x="250.61pt" svg:y="331.46pt"><draw:text-box><text:p><text:span text:style-name="T3">{</text:span></text:p><text:p text:style-name="P15"><text:span text:style-name="T3"><text:tab/></text:span><text:span text:style-name="T3">"closeButton": {</text:span></text:p><text:p text:style-name="P15"><text:span text:style-name="T3"><text:tab/></text:span><text:span text:style-name="T3"><text:tab/></text:span><text:span text:style-name="T3"><text:tab/></text:span><text:span text:style-name="T3">"type":"</text:span><text:span text:style-name="T6">image</text:span><text:span text:style-name="T3">",</text:span></text:p><text:p text:style-name="P15"><text:span text:style-name="T3"><text:tab/></text:span><text:span text:style-name="T3"><text:tab/></text:span><text:span text:style-name="T3"><text:tab/></text:span><text:span text:style-name="T3">"</text:span><text:span text:style-name="T7">src</text:span><text:span text:style-name="T3">":"</text:span><text:span text:style-name="T8">css</text:span><text:span text:style-name="T6">/images/closeButton.png</text:span><text:span text:style-name="T3">",</text:span></text:p><text:p text:style-name="P15"><text:span text:style-name="T3"><text:tab/></text:span><text:span text:style-name="T3"><text:tab/></text:span><text:span text:style-name="T3"><text:tab/></text:span><text:span text:style-name="T3">"class":"</text:span><text:span text:style-name="T6">closeButton buttonImage</text:span><text:span text:style-name="T3">",</text:span></text:p><text:p text:style-name="P15"><text:span text:style-name="T3"><text:tab/></text:span><text:span text:style-name="T3"><text:tab/></text:span><text:span text:style-name="T3"><text:tab/></text:span><text:span text:style-name="T3">"name": "</text:span><text:span text:style-name="T6">closeButton</text:span><text:span text:style-name="T3">"</text:span></text:p><text:p text:style-name="P15"><text:span text:style-name="T3"><text:s text:c="8"/></text:span><text:span text:style-name="T3">}</text:span></text:p><text:p><text:span text:style-name="T3">}</text:span></text:p></draw:text-box></draw:frame><draw:frame text:anchor-type="paragraph" draw:z-index="4" draw:style-name="gr5" draw:text-style-name="P17" svg:width="159.17pt" svg:height="39.17pt" svg:x="5.36pt" svg:y="10.86pt"><draw:text-box><text:p><text:span text:style-name="T6">createTag</text:span><text:span text:style-name="T6">の</text:span><text:span text:style-name="T6">JSON</text:span><text:span text:style-name="T6">の記述例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ＭＳ 明朝1" svg:font-family="'ＭＳ 明朝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hatch draw:name="Hatching_20_91" draw:display-name="Hatching 91" draw:style="single" draw:color="#dddddd" draw:distance="0.94pt" draw:rotation="450"/>
    <draw:hatch draw:name="薄グレーアミガ家" draw:style="single" draw:color="#dddddd" draw:distance="1.64pt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al" fo:font-family="Arial" style:font-family-generic="swiss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2:41:27.232770000</meta:creation-date>
    <dc:date>2015-07-11T14:08:39.789289000</dc:date>
    <meta:editing-duration>PT1H10M8S</meta:editing-duration>
    <meta:editing-cycles>33</meta:editing-cycles>
    <meta:generator>LibreOffice/4.3.2.2$MacOSX_X86_64 LibreOffice_project/edfb5295ba211bd31ad47d0bad0118690f76407d</meta:generator>
    <meta:document-statistic meta:table-count="0" meta:image-count="0" meta:object-count="0" meta:page-count="5" meta:paragraph-count="5" meta:word-count="34" meta:character-count="48" meta:non-whitespace-character-count="48"/>
  </office:meta>
</office:document-meta>
</file>